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Garamond" svg:font-family="Garamond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Source Sans Pro" fo:font-size="18pt" fo:font-style="italic" fo:font-weight="normal" officeooo:rsid="0021a94c" officeooo:paragraph-rsid="0021a94c" style:font-size-asian="15.75pt" style:font-style-asian="italic" style:font-weight-asian="normal" style:font-size-complex="18pt" style:font-style-complex="italic" style:font-weight-complex="normal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7cm" style:auto-text-indent="true"/>
      <style:text-properties style:font-name="Garamond" fo:font-size="12pt" fo:font-style="normal" fo:font-weight="normal" officeooo:rsid="0021e52a" officeooo:paragraph-rsid="0021e52a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.42cm" fo:margin-bottom="0cm" loext:contextual-spacing="false" fo:line-height="150%" fo:text-align="justify" style:justify-single-word="false" fo:text-indent="1.27cm" style:auto-text-indent="true"/>
      <style:text-properties style:font-name="Helvetica" fo:font-size="14pt" fo:font-style="normal" fo:font-weight="bold" officeooo:rsid="0021a94c" officeooo:paragraph-rsid="0021a94c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cm" fo:margin-right="0cm" fo:margin-top="0.42cm" fo:margin-bottom="0cm" loext:contextual-spacing="false" fo:line-height="150%" fo:text-align="justify" style:justify-single-word="false" fo:text-indent="1.27cm" style:auto-text-indent="true"/>
      <style:text-properties style:font-name="Helvetica" fo:font-size="14pt" fo:font-style="italic" fo:font-weight="bold" officeooo:rsid="0021a94c" officeooo:paragraph-rsid="0021a94c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margin-left="0cm" fo:margin-right="0cm" fo:margin-top="0.42cm" fo:margin-bottom="0cm" loext:contextual-spacing="false" fo:line-height="150%" fo:text-align="justify" style:justify-single-word="false" fo:text-indent="1.27cm" style:auto-text-indent="true"/>
      <style:text-properties style:font-name="Helvetica" fo:font-size="14pt" fo:font-style="italic" fo:font-weight="normal" officeooo:rsid="0021a94c" officeooo:paragraph-rsid="0021a94c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margin-top="0.42cm" fo:margin-bottom="0cm" loext:contextual-spacing="false" fo:line-height="150%" fo:text-align="center" style:justify-single-word="false" fo:break-before="page"/>
      <style:text-properties style:font-name="Helvetica" fo:font-size="14pt" fo:font-style="normal" fo:font-weight="bold" officeooo:rsid="0021a94c" officeooo:paragraph-rsid="0021a94c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top="0.42cm" fo:margin-bottom="0cm" loext:contextual-spacing="false" fo:line-height="150%" fo:text-align="justify" style:justify-single-word="false"/>
      <style:text-properties style:font-name="Helvetica" fo:font-size="14pt" fo:font-style="normal" fo:font-weight="bold" officeooo:rsid="0021a94c" officeooo:paragraph-rsid="0021a94c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top="9.999cm" fo:margin-bottom="0cm" loext:contextual-spacing="false" fo:text-align="center" style:justify-single-word="false"/>
      <style:text-properties style:font-name="Helvetica" fo:font-size="18pt" fo:font-style="normal" fo:font-weight="bold" officeooo:rsid="0021a94c" officeooo:paragraph-rsid="0025ccd9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officeooo:rsid="0025cc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<text:span text:style-name="T1">a protección jurídica de las bases de datos</text:span></text:p>
      <text:p text:style-name="P6">Nivel 1</text:p>
      <text:p text:style-name="P7">Nivel 2</text:p>
      <text:p text:style-name="P3">Nivel 3</text:p>
      <text:p text:style-name="P4">Nivel 4.</text:p>
      <text:p text:style-name="P5">Nivel 5.</text:p>
      <text:p text:style-name="P2">Texto…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Garamond" svg:font-family="Garamond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81cm" fo:margin-bottom="3.81cm" fo:margin-left="3.81cm" fo:margin-right="3.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1T12:21:21.311000000</meta:creation-date>
    <meta:generator>LibreOffice/6.3.2.2$Windows_X86_64 LibreOffice_project/98b30e735bda24bc04ab42594c85f7fd8be07b9c</meta:generator>
    <meta:editing-duration>PT1M2S</meta:editing-duration>
    <meta:editing-cycles>2</meta:editing-cycles>
    <dc:title>Samuel por defecto</dc:title>
    <dc:date>2019-10-21T12:23:04.114000000</dc:date>
    <meta:document-statistic meta:table-count="0" meta:image-count="0" meta:object-count="0" meta:page-count="2" meta:paragraph-count="7" meta:word-count="19" meta:character-count="87" meta:non-whitespace-character-count="75"/>
    <meta:template xlink:type="simple" xlink:actuate="onRequest" xlink:title="Samuel por defecto" xlink:href="file:///C:/Users/Platón/AppData/Roaming/LibreOffice/4/user/template/Samuel%20por%20defecto.ott" meta:date="2019-10-21T12:21:20.793000000"/>
  </office:meta>
</office:document-meta>
</file>